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262563"/>
    </style:style>
    <style:style style:name="P2" style:family="paragraph" style:parent-style-name="Text_20_body">
      <style:text-properties officeooo:paragraph-rsid="00317701"/>
    </style:style>
    <style:style style:name="P3" style:family="paragraph" style:parent-style-name="Text_20_body">
      <style:text-properties officeooo:paragraph-rsid="0033018d"/>
    </style:style>
    <style:style style:name="P4" style:family="paragraph" style:parent-style-name="Text_20_body">
      <style:text-properties officeooo:rsid="003717bb" officeooo:paragraph-rsid="003717bb"/>
    </style:style>
    <style:style style:name="P5" style:family="paragraph" style:parent-style-name="Text_20_body">
      <style:text-properties officeooo:paragraph-rsid="003717bb"/>
    </style:style>
    <style:style style:name="P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c7099"/>
    </style:style>
    <style:style style:name="T2" style:family="text">
      <style:text-properties officeooo:rsid="001d4043"/>
    </style:style>
    <style:style style:name="T3" style:family="text">
      <style:text-properties officeooo:rsid="001d8a2e"/>
    </style:style>
    <style:style style:name="T4" style:family="text">
      <style:text-properties officeooo:rsid="001e33e4"/>
    </style:style>
    <style:style style:name="T5" style:family="text">
      <style:text-properties officeooo:rsid="0020d87a"/>
    </style:style>
    <style:style style:name="T6" style:family="text">
      <style:text-properties officeooo:rsid="00262563"/>
    </style:style>
    <style:style style:name="T7" style:family="text">
      <style:text-properties officeooo:rsid="002872f2"/>
    </style:style>
    <style:style style:name="T8" style:family="text">
      <style:text-properties officeooo:rsid="00296216"/>
    </style:style>
    <style:style style:name="T9" style:family="text">
      <style:text-properties officeooo:rsid="002b4b82"/>
    </style:style>
    <style:style style:name="T10" style:family="text">
      <style:text-properties officeooo:rsid="002ba198"/>
    </style:style>
    <style:style style:name="T11" style:family="text">
      <style:text-properties officeooo:rsid="002c7ec5"/>
    </style:style>
    <style:style style:name="T12" style:family="text">
      <style:text-properties officeooo:rsid="002e611b"/>
    </style:style>
    <style:style style:name="T13" style:family="text">
      <style:text-properties officeooo:rsid="00301b07"/>
    </style:style>
    <style:style style:name="T14" style:family="text">
      <style:text-properties officeooo:rsid="00317701"/>
    </style:style>
    <style:style style:name="T15" style:family="text">
      <style:text-properties officeooo:rsid="00341aee"/>
    </style:style>
    <style:style style:name="T16" style:family="text">
      <style:text-properties officeooo:rsid="003455a2"/>
    </style:style>
    <style:style style:name="T17" style:family="text">
      <style:text-properties officeooo:rsid="003717bb"/>
    </style:style>
    <style:style style:name="T1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office:forms form:automatic-focus="false" form:apply-design-mode="false"/>
      <text:tracked-changes>
        <text:changed-region xml:id="ct132497504" text:id="ct132497504">
          <text:insertion>
            <office:change-info>
              <dc:creator>Lubos Polerecky</dc:creator>
              <dc:date>2022-05-20T20:28:23</dc:date>
            </office:change-info>
          </text:insertion>
        </text:changed-region>
        <text:changed-region xml:id="ct132430640" text:id="ct132430640">
          <text:insertion>
            <office:change-info>
              <dc:creator>Lubos Polerecky</dc:creator>
              <dc:date>2022-05-20T20:33:39</dc:date>
            </office:change-info>
          </text:insertion>
        </text:changed-region>
        <text:changed-region xml:id="ct132502064" text:id="ct132502064">
          <text:insertion>
            <office:change-info>
              <dc:creator>Lubos Polerecky</dc:creator>
              <dc:date>2022-05-20T21:39:54</dc:date>
            </office:change-info>
          </text:insertion>
        </text:changed-region>
        <text:changed-region xml:id="ct132328000" text:id="ct132328000">
          <text:insertion>
            <office:change-info>
              <dc:creator>Lubos Polerecky</dc:creator>
              <dc:date>2022-05-20T21:40:00</dc:date>
            </office:change-info>
          </text:insertion>
        </text:changed-region>
        <text:changed-region xml:id="ct146977376" text:id="ct146977376">
          <text:insertion>
            <office:change-info>
              <dc:creator>Lubos Polerecky</dc:creator>
              <dc:date>2022-05-20T21:39:56</dc:date>
            </office:change-info>
          </text:insertion>
        </text:changed-region>
        <text:changed-region xml:id="ct128472816" text:id="ct128472816">
          <text:insertion>
            <office:change-info>
              <dc:creator>Lubos Polerecky</dc:creator>
              <dc:date>2022-05-20T21:40:06</dc:date>
            </office:change-info>
          </text:insertion>
        </text:changed-region>
        <text:changed-region xml:id="ct147488176" text:id="ct147488176">
          <text:deletion>
            <office:change-info>
              <dc:creator>Lubos Polerecky</dc:creator>
              <dc:date>2022-05-20T21:40:41</dc:date>
            </office:change-info>
            <text:p text:style-name="P5">package</text:p>
          </text:deletion>
        </text:changed-region>
        <text:changed-region xml:id="ct134100336" text:id="ct134100336">
          <text:insertion>
            <office:change-info>
              <dc:creator>Lubos Polerecky</dc:creator>
              <dc:date>2022-05-20T21:40:41</dc:date>
            </office:change-info>
          </text:insertion>
        </text:changed-region>
        <text:changed-region xml:id="ct147026480" text:id="ct147026480">
          <text:insertion>
            <office:change-info>
              <dc:creator>Lubos Polerecky</dc:creator>
              <dc:date>2022-05-20T21:33:1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ffice:annotation office:name="__Annotation__103_8842110" loext:resolved="false"><dc:creator>Lubos Polerecky</dc:creator><dc:date>2022-05-20T20:28:23.371428875</dc:date><loext:sender-initials>LP</loext:sender-initials><text:p text:style-name="P6"><text:span text:style-name="T18">In my opinion, your text is too complicated for a casual reader. This is because you use very technical terminology and even new terminology that will only become clear later, when you define it (e.g., internal and external precision). Also, I think it will be better if you omit the negative tone at the beginning and simply state what the software is and what it does. What I find important is to be clear that we are talking about spot measurements. I think this is the “common” – perhaps not the most accurate – name for it in the community. You called it “point-sourced measurements”, but I feel it is not quite clear what it means. See my suggestion below, where I tried to highlight the key features and – hopefully – keep it simple. </text:span></text:p></office:annotation><text:span text:style-name="T1">This project was originally inspired by the lack of detailed insight in the inner workings of th</text:span><text:span text:style-name="T2">e default software for the </text:span><text:span text:style-name="Emphasis"><text:span text:style-name="T2">Cameca NanoSIMS50L</text:span></text:span><text:span text:style-name="T2"> (Utrecht University). </text:span><text:span text:style-name="T3">Hence </text:span><text:span text:style-name="T2">this project </text:span><text:span text:style-name="T3">has the objective of processing raw ion count data into ion and </text:span>isotope ratio<text:span text:style-name="T3">s of point-sourced measurements</text:span><text:span text:style-name="T6">. Combined with statistics for the internal and external precision </text:span>of, respectively, individual analyses and complete series of analyses, this functionality allows for the interrogation of the analytical consistency. Access to raw ion count data is, furthermore, useful as it allows detection of anomalous values associated with e.g. machine instability or heterogeneity of the analysed substrate<text:span text:style-name="T6">. Upon detection, anomalous values can be omitted or further analysed to delineate the source of </text:span>variation.<text:change-start text:change-id="ct132497504"/><office:annotation-end office:name="__Annotation__103_8842110"/><text:change-end text:change-id="ct132497504"/></text:p>
      <text:p text:style-name="P3"><text:change-start text:change-id="ct132430640"/><text:span text:style-name="T3">**</text:span><text:span text:style-name="T4">Point** is an</text:span><text:span text:style-name="T3"> open-source </text:span><text:span text:style-name="T4">software </text:span><text:span text:style-name="T3">for the analysis of </text:span><text:span text:style-name="T11">data</text:span><text:span text:style-name="T3"> </text:span><text:span text:style-name="T4">obtained by </text:span><text:span text:style-name="T3">the *NanoSIMS 50L* (*Cameca*) instrument. </text:span><text:span text:style-name="T12">It </text:span><text:span text:style-name="T8">allows </text:span><text:span text:style-name="T9">quantification of ion and isotope ratios </text:span><text:span text:style-name="T12">based on</text:span><text:span text:style-name="T11"> </text:span><text:span text:style-name="T16">the </text:span><text:span text:style-name="T11">ion count </text:span><text:span text:style-name="T15">data </text:span><text:span text:style-name="T7">acquired through </text:span><text:span text:style-name="T10">a series of</text:span><text:span text:style-name="T8"> </text:span><text:span text:style-name="T7">measurements in </text:span><text:span text:style-name="T5">i</text:span><text:span text:style-name="T3">ndividual </text:span><text:span text:style-name="T5">spots</text:span><text:span text:style-name="T3"> on the sample </text:span><text:span text:style-name="T5">(in the analytical software supplied by Cameca, </text:span><text:span text:style-name="T10">this type of analysis is </text:span><text:span text:style-name="T5">called </text:span><text:span text:style-name="T3">the “isotope</text:span><text:span text:style-name="T5">s</text:span><text:span text:style-name="T3"> analysis”). </text:span><text:span text:style-name="T12">More specifically, it </text:span><text:span text:style-name="T8">allows </text:span><text:span text:style-name="T14">the assessment of the analytical consistency, </text:span><text:span text:style-name="T9">quantification of </text:span><text:span text:style-name="T11">the </text:span><text:span text:style-name="T14">variability</text:span><text:span text:style-name="T13"> of </text:span><text:span text:style-name="T12">the </text:span><text:span text:style-name="T13">calculated </text:span><text:span text:style-name="T12">ratios </text:span><text:span text:style-name="T9">within and between individual analyses, and identificiation of possible sources of such variability (e.g., </text:span><text:span text:style-name="T17">instrument</text:span><text:span text:style-name="T9"> instability or sample heterogeneity).</text:span></text:p>
      <text:p text:style-name="P5"><text:change-end text:change-id="ct132430640"/>The <text:change-start text:change-id="ct132502064"/>*<text:change-end text:change-id="ct132502064"/><text:change-start text:change-id="ct132328000"/>*<text:change-end text:change-id="ct132328000"/>point<text:change-start text:change-id="ct146977376"/>**<text:change-end text:change-id="ct146977376"/> <text:change-start text:change-id="ct128472816"/><text:span text:style-name="T17">package is written in R (</text:span>R Core Team 2022<text:span text:style-name="T17">). </text:span><text:change-end text:change-id="ct128472816"/><text:change text:change-id="ct147488176"/><text:change-start text:change-id="ct134100336"/><text:span text:style-name="T17">It</text:span><text:change-end text:change-id="ct134100336"/> is still under development but the master branch is functioning. Functionality is automatically tested with <office:annotation office:name="__Annotation__113_8842110" loext:resolved="false"><dc:creator>Lubos Polerecky</dc:creator><dc:date>2022-05-20T21:33:15.061178523</dc:date><loext:sender-initials>LP</loext:sender-initials><text:p text:style-name="P6"><text:span text:style-name="T18">Unclear what this means.</text:span></text:p></office:annotation>CI<text:change-start text:change-id="ct147026480"/><office:annotation-end office:name="__Annotation__113_8842110"/><text:change-end text:change-id="ct147026480"/>.</text:p>
      <text:p text:style-name="P4"/>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Lubos Polerecky</meta:initial-creator>
    <meta:creation-date>2022-05-20T18:25:04.670689738</meta:creation-date>
    <dc:date>2022-05-20T21:41:16.762376085</dc:date>
    <dc:creator>Lubos Polerecky</dc:creator>
    <meta:editing-duration>PT1H49M45S</meta:editing-duration>
    <meta:editing-cycles>21</meta:editing-cycles>
    <meta:generator>LibreOffice/6.4.6.2$Linux_X86_64 LibreOffice_project/0ce51a4fd21bff07a5c061082cc82c5ed232f115</meta:generator>
    <meta:document-statistic meta:table-count="0" meta:image-count="0" meta:object-count="0" meta:page-count="1" meta:paragraph-count="3" meta:word-count="240" meta:character-count="1632" meta:non-whitespace-character-count="1395"/>
  </office:meta>
</office:document-meta>
</file>